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  <style:paragraph-properties fo:margin-top="0in" fo:margin-bottom="0in"/>
    </style:style>
    <style:style style:name="P222" style:family="paragraph" style:parent-style-name="Text_20_body" style:list-style-name="L202">
      <style:paragraph-properties fo:margin-top="0in" fo:margin-bottom="0in"/>
    </style:style>
    <style:style style:name="P223" style:family="paragraph" style:parent-style-name="Text_20_body" style:list-style-name="L203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18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6">
        <text:list-item>
  </text:list-item>
      </text:list>
      <text:p text:style-name="Horizontal_20_Line"/>
      <text:h text:style-name="Heading_20_4" text:outline-level="4">HT_SINE | Hilbert Transform - SineWave |</text:h>
      <text:list text:style-name="L3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9">
        <text:list-item>
  </text:list-item>
      </text:list>
      <text:p text:style-name="Horizontal_20_Line"/>
      <text:h text:style-name="Heading_20_4" text:outline-level="4">TS | Trend Score | DONE</text:h>
      <text:list text:style-name="L40">
        <text:list-item>
          <text:p text:style-name="P60"><text:span text:style-name="Source_Text">list of floats = jhta.TS(df, n, price='Close')</text:span></text:p>
        </text:list-item>
        <text:list-item>
          <text:p text:style-name="P6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1">
        <text:list-item>
          <text:p text:style-name="P61"><text:span text:style-name="Source_Text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2">
        <text:list-item>
          <text:p text:style-name="P62"><text:span text:style-name="Source_Text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3">
        <text:list-item>
          <text:p text:style-name="P63"><text:span text:style-name="Source_Text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4">
        <text:list-item>
          <text:p text:style-name="P64"><text:span text:style-name="Source_Text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5">
        <text:list-item>
          <text:p text:style-name="P65"><text:span text:style-name="Source_Text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6">
        <text:list-item>
          <text:p text:style-name="P66"><text:span text:style-name="Source_Text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7">
        <text:list-item>
          <text:p text:style-name="P67"><text:span text:style-name="Source_Text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8">
        <text:list-item>
          <text:p text:style-name="P68"><text:span text:style-name="Source_Text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9">
        <text:list-item>
          <text:p text:style-name="P69"><text:span text:style-name="Source_Text">list of floats = jhta.A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0">
        <text:list-item>
          <text:p text:style-name="P70"><text:span text:style-name="Source_Text">list of floats = jhta.SI(df, L)</text:span></text:p>
        </text:list-item>
        <text:list-item>
          <text:p text:style-name="P7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1">
        <text:list-item>
          <text:p text:style-name="P71"><text:span text:style-name="Source_Text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2">
        <text:list-item>
          <text:p text:style-name="P72"><text:span text:style-name="Source_Text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3">
        <text:list-item>
          <text:p text:style-name="P73"><text:span text:style-name="Source_Text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4">
        <text:list-item>
          <text:p text:style-name="P74"><text:span text:style-name="Source_Text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5">
        <text:list-item>
          <text:p text:style-name="P75"><text:span text:style-name="Source_Text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6">
        <text:list-item>
          <text:p text:style-name="P76"><text:span text:style-name="Source_Text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7">
        <text:list-item>
          <text:p text:style-name="P77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8">
        <text:list-item>
          <text:p text:style-name="P78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9">
        <text:list-item>
          <text:p text:style-name="P79"><text:span text:style-name="Source_Text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0">
        <text:list-item>
          <text:p text:style-name="P80"><text:span text:style-name="Source_Text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1">
        <text:list-item>
          <text:p text:style-name="P81"><text:span text:style-name="Source_Text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2">
        <text:list-item>
          <text:p text:style-name="P82"><text:span text:style-name="Source_Text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3">
        <text:list-item>
          <text:p text:style-name="P83"><text:span text:style-name="Source_Text">list of floats = jhta.NORMALIZE(df, price_max='High', price_min='Low'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4">
        <text:list-item>
          <text:p text:style-name="P84"><text:span text:style-name="Source_Text">list of floats = jhta.STANDARDIZE(df, price='Close')</text:span></text:p>
        </text:list-item>
        <text:list-item>
          <text:p text:style-name="P8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5">
        <text:list-item>
          <text:p text:style-name="P85"><text:span text:style-name="Source_Text">list of floats = jhta.RATIO(df1, df2, price1='Close', price2='Close')</text:span></text:p>
        </text:list-item>
        <text:list-item>
          <text:p text:style-name="P85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6">
        <text:list-item>
          <text:p text:style-name="P86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7">
        <text:list-item>
          <text:p text:style-name="P87"><text:span text:style-name="Source_Text">list of floats = jhta.CP(df1, df2, price1='Close', price2='Close')</text:span></text:p>
        </text:list-item>
        <text:list-item>
          <text:p text:style-name="P87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8">
        <text:list-item>
          <text:p text:style-name="P88"><text:span text:style-name="Source_Text">list of floats = jhta.CRSI(df1, df2, n, price1='Close', price2='Close')</text:span></text:p>
        </text:list-item>
        <text:list-item>
          <text:p text:style-name="P88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9">
        <text:list-item>
          <text:p text:style-name="P89"><text:span text:style-name="Source_Text">list of floats = jhta.CS(df1, df2, price1='Close', price2='Close')</text:span></text:p>
        </text:list-item>
        <text:list-item>
          <text:p text:style-name="P89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2">
        <text:list-item>
          <text:p text:style-name="P112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3">
        <text:list-item>
          <text:p text:style-name="P113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4">
        <text:list-item>
          <text:p text:style-name="P114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5">
        <text:list-item>
          <text:p text:style-name="P115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6">
        <text:list-item>
          <text:p text:style-name="P116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7">
        <text:list-item>
          <text:p text:style-name="P117"><text:span text:style-name="Source_Text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8">
        <text:list-item>
          <text:p text:style-name="P118"><text:span text:style-name="Source_Text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9">
        <text:list-item>
          <text:p text:style-name="P119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0">
        <text:list-item>
          <text:p text:style-name="P120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1">
        <text:list-item>
          <text:p text:style-name="P121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2">
        <text:list-item>
          <text:p text:style-name="P122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3">
        <text:list-item>
          <text:p text:style-name="P123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4">
        <text:list-item>
          <text:p text:style-name="P124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5">
        <text:list-item>
          <text:p text:style-name="P125"><text:span text:style-name="Source_Text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6">
        <text:list-item>
          <text:p text:style-name="P126"><text:span text:style-name="Source_Text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7">
        <text:list-item>
          <text:p text:style-name="P127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8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9">
        <text:list-item>
  </text:list-item>
      </text:list>
      <text:p text:style-name="Horizontal_20_Line"/>
      <text:h text:style-name="Heading_20_4" text:outline-level="4">APO | Absolute Price Oscillator | DONE</text:h>
      <text:list text:style-name="L110">
        <text:list-item>
          <text:p text:style-name="P130"><text:span text:style-name="Source_Text">list of floats = jhta.APO(df, n_fast, n_slow, price='Close')</text:span></text:p>
        </text:list-item>
        <text:list-item>
          <text:p text:style-name="P130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1">
        <text:list-item>
  </text:list-item>
      </text:list>
      <text:p text:style-name="Horizontal_20_Line"/>
      <text:h text:style-name="Heading_20_4" text:outline-level="4">AROONOSC | Aroon Oscillator |</text:h>
      <text:list text:style-name="L112">
        <text:list-item>
  </text:list-item>
      </text:list>
      <text:p text:style-name="Horizontal_20_Line"/>
      <text:h text:style-name="Heading_20_4" text:outline-level="4">BOP | Balance Of Power |</text:h>
      <text:list text:style-name="L113">
        <text:list-item>
  </text:list-item>
      </text:list>
      <text:p text:style-name="Horizontal_20_Line"/>
      <text:h text:style-name="Heading_20_4" text:outline-level="4">CCI | Commodity Channel Index |</text:h>
      <text:list text:style-name="L114">
        <text:list-item>
  </text:list-item>
      </text:list>
      <text:p text:style-name="Horizontal_20_Line"/>
      <text:h text:style-name="Heading_20_4" text:outline-level="4">CMO | Chande Momentum Oscillator |</text:h>
      <text:list text:style-name="L115">
        <text:list-item>
  </text:list-item>
      </text:list>
      <text:p text:style-name="Horizontal_20_Line"/>
      <text:h text:style-name="Heading_20_4" text:outline-level="4">DX | Directional Movement Index |</text:h>
      <text:list text:style-name="L116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7">
        <text:list-item>
  </text:list-item>
      </text:list>
      <text:p text:style-name="Horizontal_20_Line"/>
      <text:h text:style-name="Heading_20_4" text:outline-level="4">MACDEXT | MACD with controllable MA type |</text:h>
      <text:list text:style-name="L118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9">
        <text:list-item>
  </text:list-item>
      </text:list>
      <text:p text:style-name="Horizontal_20_Line"/>
      <text:h text:style-name="Heading_20_4" text:outline-level="4">MFI | Money Flow Index |</text:h>
      <text:list text:style-name="L120">
        <text:list-item>
  </text:list-item>
      </text:list>
      <text:p text:style-name="Horizontal_20_Line"/>
      <text:h text:style-name="Heading_20_4" text:outline-level="4">MINUS_DI | Minus Directional Indicator |</text:h>
      <text:list text:style-name="L121">
        <text:list-item>
  </text:list-item>
      </text:list>
      <text:p text:style-name="Horizontal_20_Line"/>
      <text:h text:style-name="Heading_20_4" text:outline-level="4">MINUS_DM | Minus Directional Movement |</text:h>
      <text:list text:style-name="L122">
        <text:list-item>
  </text:list-item>
      </text:list>
      <text:p text:style-name="Horizontal_20_Line"/>
      <text:h text:style-name="Heading_20_4" text:outline-level="4">MOM | Momentum | DONE</text:h>
      <text:list text:style-name="L123">
        <text:list-item>
          <text:p text:style-name="P143"><text:span text:style-name="Source_Text">list of floats = jhta.MOM(df, n, price='Close')</text:span></text:p>
        </text:list-item>
        <text:list-item>
          <text:p text:style-name="P14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4">
        <text:list-item>
  </text:list-item>
      </text:list>
      <text:p text:style-name="Horizontal_20_Line"/>
      <text:h text:style-name="Heading_20_4" text:outline-level="4">PLUS_DM | Plus Directional Movement |</text:h>
      <text:list text:style-name="L125">
        <text:list-item>
  </text:list-item>
      </text:list>
      <text:p text:style-name="Horizontal_20_Line"/>
      <text:h text:style-name="Heading_20_4" text:outline-level="4">PPO | Percentage Price Oscillator |</text:h>
      <text:list text:style-name="L126">
        <text:list-item>
  </text:list-item>
      </text:list>
      <text:p text:style-name="Horizontal_20_Line"/>
      <text:h text:style-name="Heading_20_4" text:outline-level="4">RMI | Relative Momentum Index | DONE</text:h>
      <text:list text:style-name="L127">
        <text:list-item>
          <text:p text:style-name="P147"><text:span text:style-name="Source_Text">list of floats = jhta.RMI(df, n, price='Close')</text:span></text:p>
        </text:list-item>
        <text:list-item>
          <text:p text:style-name="P14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8">
        <text:list-item>
          <text:p text:style-name="P148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9">
        <text:list-item>
          <text:p text:style-name="P149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0">
        <text:list-item>
          <text:p text:style-name="P150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1">
        <text:list-item>
          <text:p text:style-name="P151"><text:span text:style-name="Source_Text">list of floats = jhta.ROCR100(df, n, price='Close')</text:span></text:p>
        </text:list-item>
        <text:list-item>
          <text:p text:style-name="P15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2">
        <text:list-item>
          <text:p text:style-name="P152"><text:span text:style-name="Source_Text">list of floats = jhta.RSI(df, n, price='Close')</text:span></text:p>
        </text:list-item>
        <text:list-item>
          <text:p text:style-name="P15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3">
        <text:list-item>
          <text:p text:style-name="P153"><text:span text:style-name="Source_Text">list of floats = jhta.STOCH(df, n, price='Close')</text:span></text:p>
        </text:list-item>
        <text:list-item>
          <text:p text:style-name="P15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4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5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6">
        <text:list-item>
  </text:list-item>
      </text:list>
      <text:p text:style-name="Horizontal_20_Line"/>
      <text:h text:style-name="Heading_20_4" text:outline-level="4">ULTOSC | Ultimate Oscillator |</text:h>
      <text:list text:style-name="L137">
        <text:list-item>
  </text:list-item>
      </text:list>
      <text:p text:style-name="Horizontal_20_Line"/>
      <text:h text:style-name="Heading_20_4" text:outline-level="4">WILLR | Williams' %R | DONE</text:h>
      <text:list text:style-name="L138">
        <text:list-item>
          <text:p text:style-name="P158"><text:span text:style-name="Source_Text">list of floats = jhta.WILLR(df, n)</text:span></text:p>
        </text:list-item>
        <text:list-item>
          <text:p text:style-name="P15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9">
        <text:list-item>
          <text:p text:style-name="P159"><text:span text:style-name="Source_Text">dict of lists of floats = jhta.BBANDS(df, n, f=2)</text:span></text:p>
        </text:list-item>
        <text:list-item>
          <text:p text:style-name="P15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0">
        <text:list-item>
          <text:p text:style-name="P160"><text:span text:style-name="Source_Text">list of floats = jhta.BBANDW(df, n, f=2)</text:span></text:p>
        </text:list-item>
        <text:list-item>
          <text:p text:style-name="P16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1">
        <text:list-item>
  </text:list-item>
      </text:list>
      <text:p text:style-name="Horizontal_20_Line"/>
      <text:h text:style-name="Heading_20_4" text:outline-level="4">EMA | Exponential Moving Average | DONE</text:h>
      <text:list text:style-name="L142">
        <text:list-item>
          <text:p text:style-name="P162"><text:span text:style-name="Source_Text">list of floats = jhta.EMA(df, n, price='Close')</text:span></text:p>
        </text:list-item>
        <text:list-item>
          <text:p text:style-name="P16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3">
        <text:list-item>
          <text:p text:style-name="P163"><text:span text:style-name="Source_Text">dict of lists of floats = jhta.ENVP(df, pct=.01, price='Close')</text:span></text:p>
        </text:list-item>
        <text:list-item>
          <text:p text:style-name="P16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4">
        <text:list-item>
  </text:list-item>
      </text:list>
      <text:p text:style-name="Horizontal_20_Line"/>
      <text:h text:style-name="Heading_20_4" text:outline-level="4">MA | Moving Average |</text:h>
      <text:list text:style-name="L145">
        <text:list-item>
  </text:list-item>
      </text:list>
      <text:p text:style-name="Horizontal_20_Line"/>
      <text:h text:style-name="Heading_20_4" text:outline-level="4">MAMA | MESA Adaptive Moving Average |</text:h>
      <text:list text:style-name="L146">
        <text:list-item>
  </text:list-item>
      </text:list>
      <text:p text:style-name="Horizontal_20_Line"/>
      <text:h text:style-name="Heading_20_4" text:outline-level="4">MAVP | Moving Average with Variable Period |</text:h>
      <text:list text:style-name="L147">
        <text:list-item>
  </text:list-item>
      </text:list>
      <text:p text:style-name="Horizontal_20_Line"/>
      <text:h text:style-name="Heading_20_4" text:outline-level="4">MIDPOINT | MidPoint over period | DONE</text:h>
      <text:list text:style-name="L148">
        <text:list-item>
          <text:p text:style-name="P168"><text:span text:style-name="Source_Text">list of floats = jhta.MIDPOINT(df, n, price='Close')</text:span></text:p>
        </text:list-item>
        <text:list-item>
          <text:p text:style-name="P16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9">
        <text:list-item>
          <text:p text:style-name="P169"><text:span text:style-name="Source_Text">list of floats = jhta.MIDPRICE(df, n)</text:span></text:p>
        </text:list-item>
        <text:list-item>
          <text:p text:style-name="P16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0">
        <text:list-item>
          <text:p text:style-name="P170"><text:span text:style-name="Source_Text">list of floats = jhta.MMR(df, n=200, price='Close')</text:span></text:p>
        </text:list-item>
        <text:list-item>
          <text:p text:style-name="P17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1">
        <text:list-item>
          <text:p text:style-name="P171"><text:span text:style-name="Source_Text">list of floats = jhta.SAR(df, af_step=.02, af_max=.2)</text:span></text:p>
        </text:list-item>
        <text:list-item>
          <text:p text:style-name="P17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2">
        <text:list-item>
  </text:list-item>
      </text:list>
      <text:p text:style-name="Horizontal_20_Line"/>
      <text:h text:style-name="Heading_20_4" text:outline-level="4">SMA | Simple Moving Average | DONE</text:h>
      <text:list text:style-name="L153">
        <text:list-item>
          <text:p text:style-name="P173"><text:span text:style-name="Source_Text">list of floats = jhta.SMA(df, n, price='Close')</text:span></text:p>
        </text:list-item>
        <text:list-item>
          <text:p text:style-name="P17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4">
        <text:list-item>
  </text:list-item>
      </text:list>
      <text:p text:style-name="Horizontal_20_Line"/>
      <text:h text:style-name="Heading_20_4" text:outline-level="4">TEMA | Triple Exponential Moving Average |</text:h>
      <text:list text:style-name="L155">
        <text:list-item>
  </text:list-item>
      </text:list>
      <text:p text:style-name="Horizontal_20_Line"/>
      <text:h text:style-name="Heading_20_4" text:outline-level="4">TRIMA | Triangular Moving Average | DONE</text:h>
      <text:list text:style-name="L156">
        <text:list-item>
          <text:p text:style-name="P176"><text:span text:style-name="Source_Text">list of floats = jhta.TRIMA(df, n, price='Close')</text:span></text:p>
        </text:list-item>
        <text:list-item>
          <text:p text:style-name="P17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7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8">
        <text:list-item>
          <text:p text:style-name="P178"><text:span text:style-name="Source_Text">list of floats = jhta.AVGPRICE(df)</text:span></text:p>
        </text:list-item>
        <text:list-item>
          <text:p text:style-name="P17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9">
        <text:list-item>
          <text:p text:style-name="P179"><text:span text:style-name="Source_Text">list of floats = jhta.MEDPRICE(df)</text:span></text:p>
        </text:list-item>
        <text:list-item>
          <text:p text:style-name="P17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0">
        <text:list-item>
          <text:p text:style-name="P180"><text:span text:style-name="Source_Text">list of floats = jhta.TYPPRICE(df)</text:span></text:p>
        </text:list-item>
        <text:list-item>
          <text:p text:style-name="P18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1">
        <text:list-item>
          <text:p text:style-name="P181"><text:span text:style-name="Source_Text">list of floats = jhta.WCLPRICE(df)</text:span></text:p>
        </text:list-item>
        <text:list-item>
          <text:p text:style-name="P18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2">
        <text:list-item>
          <text:p text:style-name="P18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3">
        <text:list-item>
          <text:p text:style-name="P18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4">
        <text:list-item>
          <text:p text:style-name="P18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5">
        <text:list-item>
          <text:p text:style-name="P18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6">
        <text:list-item>
          <text:p text:style-name="P18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7">
        <text:list-item>
          <text:p text:style-name="P18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8">
        <text:list-item>
          <text:p text:style-name="P18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9">
        <text:list-item>
          <text:p text:style-name="P18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0">
        <text:list-item>
          <text:p text:style-name="P19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1">
        <text:list-item>
          <text:p text:style-name="P19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2">
        <text:list-item>
          <text:p text:style-name="P19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3">
        <text:list-item>
          <text:p text:style-name="P193"><text:span text:style-name="Source_Text">float = jhta.COV(list1, list2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4">
        <text:list-item>
          <text:p text:style-name="P194"><text:span text:style-name="Source_Text">list of floats = jhta.COVARIANCE(df1, df2, n, price1='Close', price2='Close'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5">
        <text:list-item>
          <text:p text:style-name="P195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6">
        <text:list-item>
          <text:p text:style-name="P19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7">
        <text:list-item>
          <text:p text:style-name="P197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8">
        <text:list-item>
          <text:p text:style-name="P19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9">
        <text:list-item>
          <text:p text:style-name="P199"><text:span text:style-name="Source_Text">float = jhta.BETA(list1, list2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0">
        <text:list-item>
          <text:p text:style-name="P200"><text:span text:style-name="Source_Text">list of floats = jhta.BETAS(df1, df2, n, price1='Close', price2='Close'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1">
        <text:list-item>
          <text:p text:style-name="P201"><text:span text:style-name="Source_Text">list of floats = jhta.LSR(df, price='Close', predictions_int=0)</text:span></text:p>
        </text:list-item>
        <text:list-item>
          <text:p text:style-name="P20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2">
        <text:list-item>
          <text:p text:style-name="P202"><text:span text:style-name="Source_Text">list of floats = jhta.SLR(df, price='Close', predictions_int=0)</text:span></text:p>
        </text:list-item>
        <text:list-item>
          <text:p text:style-name="P20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3">
        <text:list-item>
          <text:p text:style-name="P203"><text:span text:style-name="Source_Text">float = jhta.HR(hit_trades_int, total_trades_int)</text:span></text:p>
        </text:list-item>
        <text:list-item>
          <text:p text:style-name="P203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4">
        <text:list-item>
          <text:p text:style-name="P204"><text:span text:style-name="Source_Text">float = jhta.PLR(mean_trade_profit_float, mean_trade_loss_float)</text:span></text:p>
        </text:list-item>
        <text:list-item>
          <text:p text:style-name="P204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5">
        <text:list-item>
          <text:p text:style-name="P205"><text:span text:style-name="Source_Text">float = jhta.EV(hitrade_float, mean_trade_profit_float, mean_trade_loss_float)</text:span></text:p>
        </text:list-item>
        <text:list-item>
          <text:p text:style-name="P205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6">
        <text:list-item>
          <text:p text:style-name="P206"><text:span text:style-name="Source_Text">int = jhta.POR(hitrade_float, profit_loss_ratio_float)</text:span></text:p>
        </text:list-item>
        <text:list-item>
          <text:p text:style-name="P206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87">
        <text:list-item>
          <text:p text:style-name="P207"><text:span text:style-name="Source_Text">float = jhta.BPPS(trade_start_price, trade_end_price, trade_start_timestamp, trade_end_timestamp)</text:span></text:p>
        </text:list-item>
        <text:list-item>
          <text:p text:style-name="P207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88">
        <text:list-item>
          <text:p text:style-name="P208"><text:span text:style-name="Source_Text">list of floats = jhta.AEM(df)</text:span></text:p>
        </text:list-item>
        <text:list-item>
          <text:p text:style-name="P208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89">
        <text:list-item>
          <text:p text:style-name="P209"><text:span text:style-name="Source_Text">list of floats = jhta.ATR(df, n)</text:span></text:p>
        </text:list-item>
        <text:list-item>
          <text:p text:style-name="P209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90">
        <text:list-item>
  </text:list-item>
      </text:list>
      <text:p text:style-name="Horizontal_20_Line"/>
      <text:h text:style-name="Heading_20_4" text:outline-level="4">RVI | Relative Volatility Index | DONE</text:h>
      <text:list text:style-name="L191">
        <text:list-item>
          <text:p text:style-name="P211"><text:span text:style-name="Source_Text">list of floats = jhta.RVI(df, n)</text:span></text:p>
        </text:list-item>
        <text:list-item>
          <text:p text:style-name="P211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2">
        <text:list-item>
  </text:list-item>
      </text:list>
      <text:p text:style-name="Horizontal_20_Line"/>
      <text:h text:style-name="Heading_20_4" text:outline-level="4">TRANGE | True Range | DONE</text:h>
      <text:list text:style-name="L193">
        <text:list-item>
          <text:p text:style-name="P213"><text:span text:style-name="Source_Text">list of floats = jhta.TRANGE(df)</text:span></text:p>
        </text:list-item>
        <text:list-item>
          <text:p text:style-name="P213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4">
        <text:list-item>
          <text:p text:style-name="P214"><text:span text:style-name="Source_Text">list of floats = jhta.AD(df)</text:span></text:p>
        </text:list-item>
        <text:list-item>
          <text:p text:style-name="P214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5">
        <text:list-item>
  </text:list-item>
      </text:list>
      <text:p text:style-name="Horizontal_20_Line"/>
      <text:h text:style-name="Heading_20_4" text:outline-level="4">OBV | On Balance Volume | DONE</text:h>
      <text:list text:style-name="L196">
        <text:list-item>
          <text:p text:style-name="P216"><text:span text:style-name="Source_Text">list of floats = jhta.OBV(df)</text:span></text:p>
        </text:list-item>
        <text:list-item>
          <text:p text:style-name="P216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197">
        <text:list-item>
          <text:p text:style-name="P217"><text:span text:style-name="Source_Text">list of ints = jhta.PVR(df, price='Close')</text:span></text:p>
        </text:list-item>
        <text:list-item>
          <text:p text:style-name="P217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198">
        <text:list-item>
          <text:p text:style-name="P218"><text:span text:style-name="Source_Text">list of floats = jhta.PVT(df, price='Close')</text:span></text:p>
        </text:list-item>
        <text:list-item>
          <text:p text:style-name="P218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199">
        <text:list-item>
          <text:p text:style-name="P219"><text:span text:style-name="Source_Text">list of floats = jhta.PVI(df, price='Close')</text:span></text:p>
        </text:list-item>
        <text:list-item>
          <text:p text:style-name="P219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00">
        <text:list-item>
          <text:p text:style-name="P220"><text:span text:style-name="Source_Text">list of floats = jhta.NVI(df, price='Close')</text:span></text:p>
        </text:list-item>
        <text:list-item>
          <text:p text:style-name="P220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01">
        <text:list-item>
          <text:p text:style-name="P221"><text:a xlink:type="simple" xlink:href="https://github.com/joosthoeks/jhTAlib/tree/master/notebooks" office:name=""><text:span text:style-name="Definition">https://github.com/joosthoeks/jhTAlib/tree/master/notebooks</text:span></text:a></text:p>
        </text:list-item>
      </text:list>
      <text:h text:style-name="Heading_20_3" text:outline-level="3">Recession Probability</text:h>
      <text:list text:style-name="L202">
        <text:list-item>
          <text:p text:style-name="P222"><text:a xlink:type="simple" xlink:href="https://colab.research.google.com/github/joosthoeks/jhTAlib/blob/master/notebooks/recession_probability.ipynb" office:name=""><text:span text:style-name="Definition">https://colab.research.google.com/github/joosthoeks/jhTAlib/blob/master/notebooks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03">
        <text:list-item>
          <text:p text:style-name="P223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